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pitch="variable" style:font-charset="x-symbol"/>
    <style:font-face style:name="StarSymbol" svg:font-family="StarSymbol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style:num-suffix="." text:bullet-char="•">
        <style:list-level-properties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25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2.25in" text:min-label-width="0.25in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I Kaleidoscoop huiswerkopdracht 2</text:h>
      <text:p text:style-name="Text_20_body">Martijn Vermaat</text:p>
      <text:p text:style-name="Text_20_body">Studentnummer: 1362917</text:p>
      <text:p text:style-name="Text_20_body">E-mail: <text:a xlink:type="simple" xlink:href="mailto:mvermaat@cs.vu.nl">mvermaat@cs.vu.nl</text:a></text:p>
      <text:p text:style-name="Text_20_body">Studierichting: Informatica</text:p>
      <text:h text:style-name="Heading_20_2" text:outline-level="2">Samenvatting</text:h>
      <text:list text:style-name="L1">
        <text:list-item>
          <text:p text:style-name="P1">Which forces have lead to globalization?</text:p>
          <text:p text:style-name="P1">communicatie, mobiliteit</text:p>
          <text:p text:style-name="P1">-&gt; vermeninging van culturen, arbeids- en afzetmarkten, schaalvergroting</text:p>
        </text:list-item>
        <text:list-item>
          <text:p text:style-name="P1">What is the impact of globalization on the way companies do business today?</text:p>
          <text:p text:style-name="P1">internationale afzetmarkt, keuze voor productielocatie, keuze voor grondstoffeninkooplocatie</text:p>
          <text:p text:style-name="P1">-&gt; mondiale lonen en prijzen, internationale regelgeving</text:p>
        </text:list-item>
        <text:list-item>
          <text:p text:style-name="P1">Which consequences does this have for the work force of these companies?</text:p>
          <text:p text:style-name="P1">hoge lonen landen minder banen, lage lonen landen meer banen</text:p>
        </text:list-item>
        <text:list-item>
          <text:p text:style-name="P1">How do you think you should anticipate to this globalization personally?</text:p>
          <text:p text:style-name="P1">in hoge lonen land -&gt; specializeren. minder productie, meer service</text:p>
        </text:list-item>
      </text:list>
      <text:p text:style-name="Text_20_body"/>
      <text:h text:style-name="Heading_20_2" text:outline-level="2">Introductie</text:h>
      <text:h text:style-name="Heading_20_2" text:outline-level="2">'Body'</text:h>
      <text:h text:style-name="Heading_20_2" text:outline-level="2">Conclusi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pitch="variable" style:font-charset="x-symbol"/>
    <style:font-face style:name="StarSymbol" svg:font-family="StarSymbol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ans" fo:font-size="12pt" fo:language="en" fo:country="US" style:font-name-asian="Bitstream Vera Sans2" style:font-size-asian="12pt" style:language-asian="en" style:country-asian="US" style:font-name-complex="Bitstream Vera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10-16T13:09:14</meta:creation-date>
    <dc:date>2007-10-16T13:25:16</dc:date>
    <dc:language>en-US</dc:language>
    <meta:editing-cycles>2</meta:editing-cycles>
    <meta:editing-duration>PT3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9" meta:word-count="102" meta:character-count="791"/>
  </office:meta>
</office:document-meta>
</file>